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lack-Lato" svg:font-family="Slack-Lato, appleLog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.75in" fo:margin-right="0in" fo:margin-top="0in" fo:margin-bottom="0in" style:contextual-spacing="false" fo:line-height="146%" fo:text-indent="0in" style:auto-text-indent="false"/>
      <style:text-properties fo:color="#9e9ea6" style:text-line-through-style="none" style:text-line-through-type="none" style:font-name="Slack-Lato" style:text-underline-style="none" style:text-blinking="false" fo:background-color="#ffffff" fo:padding="0.0193in" fo:border="0.06pt solid #000000"/>
    </style:style>
    <style:style style:name="P2" style:family="paragraph" style:parent-style-name="Text_20_body">
      <style:paragraph-properties fo:margin-left="0.75in" fo:margin-right="0in" fo:margin-top="0in" fo:margin-bottom="0in" style:contextual-spacing="false" fo:line-height="132%" fo:text-indent="0in" style:auto-text-indent="false"/>
      <style:text-properties fo:color="#3d3c40" style:font-name="Slack-Lato" fo:background-color="#ffffff" fo:padding="0in" fo:border="none"/>
    </style:style>
    <style:style style:name="P3" style:family="paragraph" style:parent-style-name="Text_20_body">
      <style:paragraph-properties fo:margin-left="0.75in" fo:margin-right="0in" fo:margin-top="0.0102in" fo:margin-bottom="0.0972in" style:contextual-spacing="false" style:line-height-at-least="0.1874in" fo:text-indent="0in" style:auto-text-indent="false"/>
    </style:style>
    <style:style style:name="P4" style:family="paragraph" style:parent-style-name="Text_20_body">
      <style:paragraph-properties fo:margin-left="0.75in" fo:margin-right="0in" fo:margin-top="0.0102in" fo:margin-bottom="0in" style:contextual-spacing="false" fo:line-height="132%" fo:text-indent="0in" style:auto-text-indent="false"/>
      <style:text-properties fo:color="#3d3c40" style:font-name="Slack-Lato" fo:background-color="#ffffff" fo:padding="0in" fo:border="none"/>
    </style:style>
    <style:style style:name="P5" style:family="paragraph" style:parent-style-name="Text_20_body">
      <style:paragraph-properties fo:margin-left="0.75in" fo:margin-right="0in" fo:margin-top="0.0102in" fo:margin-bottom="0in" style:contextual-spacing="false" fo:line-height="132%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2%" fo:text-align="start" style:justify-single-word="false" fo:text-indent="0in" style:auto-text-indent="false"/>
      <style:text-properties fo:color="#3d3c40" style:font-name="Slack-Lato" fo:background-color="#ffffff" fo:padding="0in" fo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20%" fo:text-align="start" style:justify-single-word="false" fo:text-indent="0in" style:auto-text-indent="false"/>
    </style:style>
    <style:style style:name="P8" style:family="paragraph" style:parent-style-name="Text_20_body">
      <style:paragraph-properties fo:margin-left="0in" fo:margin-right="0in" fo:margin-top="0.0102in" fo:margin-bottom="0in" style:contextual-spacing="false" fo:line-height="132%" fo:text-align="start" style:justify-single-word="false" fo:text-indent="0in" style:auto-text-indent="false"/>
      <style:text-properties fo:color="#3d3c40" style:font-name="Slack-Lato" fo:background-color="#ffffff" fo:padding="0in" fo:border="none"/>
    </style:style>
    <style:style style:name="P9" style:family="paragraph" style:parent-style-name="Text_20_body">
      <style:paragraph-properties fo:margin-left="0in" fo:margin-right="0in" fo:margin-top="0.0102in" fo:margin-bottom="0in" style:contextual-spacing="false" fo:line-height="132%" fo:text-align="start" style:justify-single-word="false" fo:text-indent="0in" style:auto-text-indent="false"/>
    </style:style>
    <style:style style:name="P10" style:family="paragraph" style:parent-style-name="Text_20_body">
      <style:paragraph-properties fo:margin-left="0in" fo:margin-right="0in" fo:margin-top="0.0102in" fo:margin-bottom="0.0972in" style:contextual-spacing="false" fo:text-align="start" style:justify-single-word="false" fo:text-indent="0in" style:auto-text-indent="false"/>
    </style:style>
    <style:style style:name="P11" style:family="paragraph" style:parent-style-name="Heading_20_4">
      <style:text-properties fo:color="#555459" style:text-line-through-style="none" style:text-line-through-type="none" style:font-name="Slack-Lato" style:text-underline-style="none" style:text-blinking="false" fo:background-color="#ffffff" fo:padding="0.0193in" fo:border="0.06pt solid #000000"/>
    </style:style>
    <style:style style:name="P12" style:family="paragraph" style:parent-style-name="Heading_20_4">
      <style:paragraph-properties fo:margin-left="0.75in" fo:margin-right="0in" fo:margin-top="0in" fo:margin-bottom="0.0209in" style:contextual-spacing="false" fo:line-height="123%" fo:text-indent="0in" style:auto-text-indent="false"/>
      <style:text-properties fo:color="#555459" style:text-line-through-style="none" style:text-line-through-type="none" style:font-name="Slack-Lato" style:text-underline-style="none" fo:font-weight="bold" style:text-blinking="false" fo:background-color="#ffffff" fo:padding="0.0193in" fo:border="0.06pt solid #000000"/>
    </style:style>
    <style:style style:name="P13" style:family="paragraph" style:parent-style-name="Horizontal_20_Line">
      <style:paragraph-properties fo:margin-left="0.75in" fo:margin-right="0in" fo:margin-top="0.0102in" fo:margin-bottom="0in" style:contextual-spacing="false" fo:line-height="132%" fo:text-indent="0in" style:auto-text-indent="false"/>
    </style:style>
    <style:style style:name="T1" style:family="text">
      <style:text-properties fo:color="#3d3c40" style:font-name="Slack-Lato" fo:background-color="#ffffff" loext:char-shading-value="0" fo:padding="0in" fo:border="none"/>
    </style:style>
    <style:style style:name="T2" style:family="text">
      <style:text-properties fo:color="#2a80b9" style:text-line-through-style="none" style:text-line-through-type="none" style:font-name="Slack-Lato" style:text-underline-style="none" style:text-blinking="false" fo:background-color="#ffffff" loext:char-shading-value="0" fo:padding="0in" fo:border="none"/>
    </style:style>
    <style:style style:name="T3" style:family="text">
      <style:text-properties fo:color="#ffffff" style:text-line-through-style="none" style:text-line-through-type="none" style:font-name="Slack-Lato" fo:font-size="11.25pt" style:text-underline-style="none" style:text-blinking="false" fo:background-color="#ffffff" loext:char-shading-value="0" fo:padding="0in" fo:border="none"/>
    </style:style>
    <style:style style:name="T4" style:family="text">
      <style:text-properties fo:color="#2c2d30" style:text-line-through-style="none" style:text-line-through-type="none" style:text-underline-style="none" fo:font-weight="bold" style:text-blinking="false"/>
    </style:style>
    <style:style style:name="T5" style:family="text">
      <style:text-properties fo:font-weight="bold"/>
    </style:style>
    <style:style style:name="T6" style:family="text">
      <style:text-properties fo:color="#9e9ea6" style:text-line-through-style="none" style:text-line-through-type="none" style:font-name="Slack-Lato" fo:font-size="9pt" fo:font-style="italic" style:text-underline-style="none" style:text-blinking="false"/>
    </style:style>
    <style:style style:name="T7" style:family="text">
      <style:text-properties fo:color="#9e9ea6" style:text-line-through-style="none" style:text-line-through-type="none" style:font-name="Slack-Lato" fo:font-size="9pt" style:text-underline-style="none" style:text-blinking="false"/>
    </style:style>
    <style:style style:name="T8" style:family="text">
      <style:text-properties fo:color="#9e9ea6" style:text-line-through-style="none" style:text-line-through-type="none" style:text-underline-style="none" style:text-blinking="fals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in" svg:y="0in" svg:width="0.2291in" draw:z-index="0">
        <draw:text-box fo:min-height="0.0161in">
          <text:p text:style-name="Text_20_body"/>
        </draw:text-box>
      </draw:frame>
      <draw:frame draw:style-name="fr1" draw:name="Frame2" text:anchor-type="page" text:anchor-page-number="1" svg:x="0in" svg:y="0in" svg:width="0.2291in" draw:z-index="1">
        <draw:text-box fo:min-height="0.0161in">
          <text:p text:style-name="Text_20_body"/>
        </draw:text-box>
      </draw:frame>
      <draw:frame draw:style-name="fr1" draw:name="Frame3" text:anchor-type="page" text:anchor-page-number="1" svg:x="0in" svg:y="0in" svg:width="0.75in" draw:z-index="2">
        <draw:text-box fo:min-height="0.0161in">
          <text:p text:style-name="Text_20_body"/>
        </draw:text-box>
      </draw:frame>
      <draw:frame draw:style-name="fr1" draw:name="Frame4" text:anchor-type="page" text:anchor-page-number="1" svg:x="0in" svg:y="0in" svg:width="0.3228in" draw:z-index="3">
        <draw:text-box fo:min-height="0.0161in">
          <text:p text:style-name="Text_20_body"/>
        </draw:text-box>
      </draw:frame>
      <text:h text:style-name="P11" text:outline-level="4"><text:span text:style-name="T5">Lekcija 3. Getting to Know the Command Line</text:span></text:h>
      <text:p text:style-name="P6"/>
      <text:p text:style-name="P6">Ova lekcija se bavi komandnim linijama, to jest komandama koje se daju operativnom sistemu kucanjem na tastaturi.</text:p>
      <text:p text:style-name="P6"/>
      <text:p text:style-name="P8">Svi operativni sistemi imaju poseban program koji omogućava korisnicima da izdaju komande korišćenjem tastature. Na Mac OS i Linux taj se program zove Terminal, a na Windows OS “command prompt”.</text:p>
      <text:p text:style-name="P8"/>
      <text:p text:style-name="P8">Alex preporučuje, a to je mišljenje i mnogih drugih eksperata, da je na Windows-ima umjesto “command prompt”-a pogodnije koristiti “Git bash” program ( shell ).</text:p>
      <text:p text:style-name="P8"/>
      <text:p text:style-name="P9"><text:span text:style-name="T1">Git bash je deo Git softvera. Git je jedan od najpopularnijih sistema za distribuirano upravljanje verzijama softvera (distributed version control system) i može se besplatno instalirati sa stranice: </text:span><text:a xlink:type="simple" xlink:href="https://git-scm.com/" office:target-frame-name="https://git-scm.com/" xlink:show="replace"><text:span text:style-name="T2">https://git-scm.com/</text:span></text:a></text:p>
      <text:p text:style-name="P8">Git instalacija, po difoltu uključuje i Git bash.</text:p>
      <text:p text:style-name="P8"/>
      <text:p text:style-name="P8">Ja imam na mom PC-u Linux ( Ubuntu ) tako da ću koristiti Terminal. Bojanu preporučujem da koristi Git bash ako koristi Windows. Git će mu svakako trebati tokom narednih lekcija.</text:p>
      <text:p text:style-name="P8"/>
      <text:p text:style-name="P8">U ovoj video lekciji su prikazane neke komande i kreiran je folder User/Code koji će biti korišćen tokom kursa. Preporučujem Bojanu da napravi takav folder na svom računaru.</text:p>
      <text:p text:style-name="P8"/>
      <text:p text:style-name="P9"><text:span text:style-name="T1">Na kraju lekcije nalazi se vežba (</text:span><text:a xlink:type="simple" xlink:href="https://selftaughtcoders.com/from-idea-to-launch/lesson-3/getting-to-know-the-command-line/" office:target-frame-name="https://selftaughtcoders.com/from-idea-to-launch/lesson-3/getting-to-know-the-command-line/" xlink:show="replace"><text:span text:style-name="T2">https://selftaughtcoders.com/from-idea-to-launch/lesson-3/getting-to-know-the-command-line/</text:span></text:a><text:span text:style-name="T1"> ) koju svakako treba uraditi, bez obzira što je veoma lagana.</text:span></text:p>
      <text:p text:style-name="P9"><text:span text:style-name="T1"/></text:p>
      <text:p text:style-name="P8">Eto, toliko za ovu kratku i vjerujem laganu lekciju.</text:p>
      <text:p text:style-name="P7"><text:a xlink:type="simple" xlink:href="https://myroadtocode.slack.com/files/milan/F0LTKTF27/Lekcija_3__Getting_to_Know_the_Command_Line" office:target-frame-name="https://myroadtocode.slack.com/files/milan/F0LTKTF27/Lekcija_3__Getting_to_Know_the_Command_Line" xlink:show="replace"><text:span text:style-name="T3">Add Comment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lack-Lato" svg:font-family="Slack-Lato, appleLog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08:46:42.767426106</meta:creation-date>
    <dc:date>2016-02-12T08:49:27.216109620</dc:date>
    <meta:editing-duration>P0D</meta:editing-duration>
    <meta:editing-cycles>1</meta:editing-cycles>
    <meta:document-statistic meta:table-count="0" meta:image-count="0" meta:object-count="0" meta:page-count="1" meta:paragraph-count="11" meta:word-count="205" meta:character-count="1380" meta:non-whitespace-character-count="1186"/>
    <meta:generator>LibreOffice/4.2.8.2$Linux_X86_64 LibreOffice_project/420m0$Build-2</meta:generator>
  </office:meta>
</office:document-meta>
</file>